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Guida per Principianti</text:h>
      <text:p text:style-name="First_20_paragraph">In questa guida impareremo passo per passo come navigare il sito web di OpenStreetMap, come visualizzare e stampare le mappe, e come registrare un account utente. Una volta che avete il vostro nome utente e la password, sarà possibile aggiungere i vostri primi punti alla mappa.</text:p>
      <text:p text:style-name="Text_20_body">In later chapters you can learn how to go outside and collect information to put on the map. The coordination chapters contain information about <text:span text:style-name="T1">remote mapping</text:span></text:p>
      <text:p text:style-name="Text_20_body">procedere al capitolo successivo</text:p>
      <text:list xml:id="list2335647539699748251" text:style-name="L3">
        <text:list-item>
          <text:p text:style-name="P5"><text:a xlink:type="simple" xlink:href="mailto:learnosm@hotosm.org"><text:span text:style-name="Definition">learnosm@hotosm.org</text:span></text:a></text:p>
        </text:list-item>
        <text:list-item>
          <text:p text:style-name="P5"><text:a xlink:type="simple" xlink:href="https://twitter.com/learnosm"><text:span text:style-name="Definition">@learnOSM</text:span></text:a></text:p>
        </text:list-item>
        <text:list-item>
          <text:p text:style-name="P5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0:36:59.263407630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95" meta:character-count="587" meta:non-whitespace-character-count="504"/>
    <meta:generator>LibreOffice/4.2.8.2$Linux_X86_64 LibreOffice_project/420m0$Build-2</meta:generator>
  </office:meta>
</office:document-meta>
</file>